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307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307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307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307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307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307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307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307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307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307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307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307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307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307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307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307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307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Nicolás Santiago Brito Gonzal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384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e Jacinto Valer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6366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2.7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7" meta:non-whitespace-character-count="999"/>
    <meta:template xlink:type="simple" xlink:actuate="onRequest" xlink:title="Normal" xlink:href=""/>
  </office:meta>
</office:document-meta>
</file>